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6.5425in"/>
    </style:style>
    <style:style style:name="co5" style:family="table-column">
      <style:table-column-properties fo:break-before="auto" style:column-width="2.3091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6.3689in"/>
    </style:style>
    <style:style style:name="co9" style:family="table-column">
      <style:table-column-properties fo:break-before="auto" style:column-width="2.2598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522in"/>
    </style:style>
    <style:style style:name="co12" style:family="table-column">
      <style:table-column-properties fo:break-before="auto" style:column-width="9.6083in"/>
    </style:style>
    <style:style style:name="co13" style:family="table-column">
      <style:table-column-properties fo:break-before="auto" style:column-width="0.887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experiments">
      <style:table-properties table:display="true" style:writing-mode="lr-tb"/>
    </style:style>
    <style:style style:name="ce2" style:family="table-cell" style:parent-style-name="Default">
      <style:table-cell-properties fo:background-color="#ff8000" fo:border="0.74pt solid #000000" fo:padding="0.028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fo:padding="0.028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4000" fo:border="0.74pt solid #000000" fo:padding="0.028in"/>
    </style:style>
    <style:style style:name="ce5" style:family="table-cell" style:parent-style-name="Default">
      <style:table-cell-properties fo:background-color="#cccccc" fo:border="0.74pt solid #000000" fo:padding="0.028in"/>
    </style:style>
    <style:style style:name="ce1" style:family="table-cell" style:parent-style-name="Default">
      <style:table-cell-properties fo:padding="0.028in"/>
    </style:style>
    <style:style style:name="ce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eriments" table:style-name="ta1">
        <office:forms form:automatic-focus="false" form:apply-design-mode="false"/>
        <table:shapes>
          <draw:frame draw:z-index="0" draw:name="Chart 1" draw:style-name="gr1" draw:text-style-name="P1" svg:width="6.3083in" svg:height="3.5449in" svg:x="0.1925in" svg:y="6.9126in">
            <draw:object draw:notify-on-update-of-ranges="experiments.A22:experiments.A24 experiments.B21:experiments.B21 experiments.B22:experiments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draw:text-style-name="P1" svg:width="6.3035in" svg:height="3.5453in" svg:x="6.8075in" svg:y="6.8283in">
            <draw:object draw:notify-on-update-of-ranges="experiments.E22:experiments.E24 experiments.F21:experiments.F21 experiments.F22:experiments.F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3" draw:style-name="gr1" draw:text-style-name="P1" svg:width="6.3055in" svg:height="3.5433in" svg:x="13.9862in" svg:y="6.8575in">
            <draw:object draw:notify-on-update-of-ranges="experiments.I22:experiments.I24 experiments.J21:experiments.J21 experiments.J22:experiments.J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Chart 4" draw:style-name="gr1" draw:text-style-name="P1" svg:width="6.3039in" svg:height="3.5453in" svg:x="0.4177in" svg:y="10.9701in">
            <draw:object draw:notify-on-update-of-ranges="experiments.A27:experiments.A29 experiments.B26:experiments.B26 experiments.B27:experiments.B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Chart 5" draw:style-name="gr1" draw:text-style-name="P1" svg:width="6.2984in" svg:height="3.5449in" svg:x="7.1114in" svg:y="10.8862in">
            <draw:object draw:notify-on-update-of-ranges="experiments.E27:experiments.E29 experiments.F26:experiments.F26 experiments.F27:experiments.F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Chart 6" draw:style-name="gr1" draw:text-style-name="P1" svg:width="6.3094in" svg:height="3.5445in" svg:x="14.2681in" svg:y="10.8866in">
            <draw:object draw:notify-on-update-of-ranges="experiments.I27:experiments.I29 experiments.J26:experiments.J26 experiments.J27:experiments.J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Chart 7" draw:style-name="gr1" draw:text-style-name="P1" svg:width="6.3047in" svg:height="3.5449in" svg:x="0.2791in" svg:y="14.8398in">
            <draw:object draw:notify-on-update-of-ranges="experiments.A32:experiments.A34 experiments.B31:experiments.B31 experiments.B32:experiments.B3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Chart 8" draw:style-name="gr1" draw:text-style-name="P1" svg:width="6.3024in" svg:height="3.5453in" svg:x="7.2165in" svg:y="14.8291in">
            <draw:object draw:notify-on-update-of-ranges="experiments.E32:experiments.E34 experiments.F31:experiments.F31 experiments.F32:experiments.F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name="Chart 9" draw:style-name="gr1" draw:text-style-name="P1" svg:width="6.3122in" svg:height="3.5453in" svg:x="14.2465in" svg:y="14.7972in">
            <draw:object draw:notify-on-update-of-ranges="experiments.I32:experiments.I34 experiments.J31:experiments.J31 experiments.J32:experiments.J3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44" table:default-cell-style-name="ce1"/>
        <table:table-column table:style-name="co14" table:number-columns-repeated="767" table:default-cell-style-name="Default"/>
        <table:table-row table:style-name="ro1">
          <table:table-cell table:style-name="ce2" office:value-type="string" calcext:value-type="string">
            <text:p>Participant number</text:p>
          </table:table-cell>
          <table:table-cell table:style-name="ce2" office:value-type="string" calcext:value-type="string">
            <text:p>game difficulty (3)</text:p>
          </table:table-cell>
          <table:table-cell table:style-name="ce2" office:value-type="string" calcext:value-type="string">
            <text:p>game performance (3)</text:p>
          </table:table-cell>
          <table:table-cell table:style-name="ce2" office:value-type="string" calcext:value-type="string">
            <text:p>engagement level (3)</text:p>
          </table:table-cell>
          <table:table-cell table:style-name="ce2" office:value-type="string" calcext:value-type="string">
            <text:p>Reason (3)</text:p>
          </table:table-cell>
          <table:table-cell table:style-name="ce2" office:value-type="string" calcext:value-type="string">
            <text:p>game difficulty (5)</text:p>
          </table:table-cell>
          <table:table-cell table:style-name="ce2" office:value-type="string" calcext:value-type="string">
            <text:p>game performance (5)</text:p>
          </table:table-cell>
          <table:table-cell table:style-name="ce2" office:value-type="string" calcext:value-type="string">
            <text:p>engagement level (5)</text:p>
          </table:table-cell>
          <table:table-cell table:style-name="ce2" office:value-type="string" calcext:value-type="string">
            <text:p>Reason (5)</text:p>
          </table:table-cell>
          <table:table-cell table:style-name="ce2" office:value-type="string" calcext:value-type="string">
            <text:p>game difficulty (7)</text:p>
          </table:table-cell>
          <table:table-cell table:style-name="ce2" office:value-type="string" calcext:value-type="string">
            <text:p>game performance (7)</text:p>
          </table:table-cell>
          <table:table-cell table:style-name="ce2" office:value-type="string" calcext:value-type="string">
            <text:p>engagement level (7)</text:p>
          </table:table-cell>
          <table:table-cell table:style-name="ce2" office:value-type="string" calcext:value-type="string">
            <text:p>Reason (7)</text:p>
          </table:table-cell>
          <table:table-cell table:style-name="ce7" table:number-columns-repeated="244"/>
          <table:table-cell table:style-name="ce8" table:number-columns-repeated="767"/>
        </table:table-row>
        <table:table-row table:style-name="ro1">
          <table:table-cell table:style-name="ce3" office:value-type="string" calcext:value-type="string">
            <text:p>03DEQR1O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It was easy but still have to listen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Serious memorisation already so you have to pay attention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Difficult → engaged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25NQFBB2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t was quite easy, so I was determined to do well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below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Some were easy, some were hard to memorize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below average</text:p>
          </table:table-cell>
          <table:table-cell table:style-name="ce5" office:value-type="string" calcext:value-type="string">
            <text:p>not engaged</text:p>
          </table:table-cell>
          <table:table-cell table:style-name="ce5" office:value-type="string" calcext:value-type="string">
            <text:p>If I already forgot while the sequence was being said I didn’t pay attention for the rest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5J7PWO3G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Easy to tremember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fun to compete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a little challenging but fun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Q4GTE6L4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t was easy and I was not demotivated by wrong answers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t was a bit of a challenge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The task was difficult so after 5 sequences I stop paying attention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J0YH72SI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It was easy, so less attention was required to perform the task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Right amount of difficulty, difficult but not overly so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It was too difficult, start of frustration/fear braks attention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1PE38CJI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 was engaged, because I wanted to score good.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 was engaged, because I wanted to score good.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 was engaged, because I wanted to score good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6XTLNK55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Easy to remember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Difficulty level is moderate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below average</text:p>
          </table:table-cell>
          <table:table-cell table:style-name="ce5" office:value-type="string" calcext:value-type="string">
            <text:p>not engaged</text:p>
          </table:table-cell>
          <table:table-cell table:style-name="ce5" office:value-type="string" calcext:value-type="string">
            <text:p>Difficulty level is high, hard to remember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TEM0K27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Easy to remember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Pretty hard to remember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below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Difficult to remember the sequence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Q4ABT87L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The game is too easy in this mode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t’s challenging enough to keep me engaged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This length is challenging enough to be interesting, I wanted to do well essentially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9XL9U1N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Short sequence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Average length sequence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below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Long sequence length made me forget other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1MBU59SJ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It was easy for only 4 emotions.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t is a bit intensive to remember sequence.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Remembering sequence for selecting current emotion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6RGY40ES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Easy to remember.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A bit too long to remember.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Difficult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YBO5F61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Less number of things to remember.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Right number o things to remember for short term.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below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Lost interest when I forgot the initial sequence of emotion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F41CCF9W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too easy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 wanted to remember the correct path.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t was confusing to remember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Z7U8NLC9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Neutral: since it was at least, so 3 become sort of easy.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Engaged: I think it is enough to memorise.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Engaged: Because it is tough to memorise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4OE3RP5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 was engaged because I saw it as a challenge (even in other scenarios, it would still be easy to do so) 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Engaged because I saw it as a challenge. Although a bit difficult, concentration/focus made it easier.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Same reason as above (challenge). This would’t have been possible at all without focus on the task. And a 10 word sequence would definitely be difficult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U3L9LFS0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The sequence was easy to remember and QT voice was nice.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t was fun to remember them.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It was challenging and here more concentration was required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OT085MQ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Easy to remember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above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Hard to memorise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not engaged</text:p>
          </table:table-cell>
          <table:table-cell table:style-name="ce5" office:value-type="string" calcext:value-type="string">
            <text:p>7 is way lengthier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1CZ1CL1P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It was easy to remember.</text:p>
          </table:table-cell>
          <table:table-cell table:style-name="ce5" office:value-type="string" calcext:value-type="string">
            <text:p>just right</text:p>
          </table:table-cell>
          <table:table-cell table:style-name="ce5" office:value-type="string" calcext:value-type="string">
            <text:p>below average</text:p>
          </table:table-cell>
          <table:table-cell table:style-name="ce5" office:value-type="string" calcext:value-type="string">
            <text:p>neutral</text:p>
          </table:table-cell>
          <table:table-cell table:style-name="ce5" office:value-type="string" calcext:value-type="string">
            <text:p>Thought its easy but some combos are difficult</text:p>
          </table:table-cell>
          <table:table-cell table:style-name="ce5" office:value-type="string" calcext:value-type="string">
            <text:p>difficult</text:p>
          </table:table-cell>
          <table:table-cell table:style-name="ce5" office:value-type="string" calcext:value-type="string">
            <text:p>below average</text:p>
          </table:table-cell>
          <table:table-cell table:style-name="ce5" office:value-type="string" calcext:value-type="string">
            <text:p>engaged</text:p>
          </table:table-cell>
          <table:table-cell table:style-name="ce5" office:value-type="string" calcext:value-type="string">
            <text:p>Difficult to remember the combos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Difficulty 3</text:p>
          </table:table-cell>
          <table:table-cell table:style-name="ce4" office:value-type="string" calcext:value-type="string">
            <text:p>Votes for difficulty 3</text:p>
          </table:table-cell>
          <table:table-cell table:number-columns-repeated="2"/>
          <table:table-cell table:style-name="ce4" office:value-type="string" calcext:value-type="string">
            <text:p>Difficulty 5</text:p>
          </table:table-cell>
          <table:table-cell table:style-name="ce4" office:value-type="string" calcext:value-type="string">
            <text:p>Votes for difficulty 5</text:p>
          </table:table-cell>
          <table:table-cell table:number-columns-repeated="2"/>
          <table:table-cell table:style-name="ce4" office:value-type="string" calcext:value-type="string">
            <text:p>Difficulty 7</text:p>
          </table:table-cell>
          <table:table-cell table:style-name="ce4" office:value-type="string" calcext:value-type="string">
            <text:p>Votes for difficulty 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easy</text:p>
          </table:table-cell>
          <table:table-cell table:style-name="ce5" table:formula="of:=COUNTIF([.B$2:.B$20];[.A22])" office:value-type="float" office:value="18" calcext:value-type="float">
            <text:p>18</text:p>
          </table:table-cell>
          <table:table-cell table:number-columns-repeated="2"/>
          <table:table-cell table:style-name="ce5" office:value-type="string" calcext:value-type="string">
            <text:p>easy</text:p>
          </table:table-cell>
          <table:table-cell table:style-name="ce5" table:formula="of:=COUNTIF([.F$2:.F$20];[.E22])" office:value-type="float" office:value="2" calcext:value-type="float">
            <text:p>2</text:p>
          </table:table-cell>
          <table:table-cell table:number-columns-repeated="2"/>
          <table:table-cell table:style-name="ce5" office:value-type="string" calcext:value-type="string">
            <text:p>easy</text:p>
          </table:table-cell>
          <table:table-cell table:style-name="ce5" table:formula="of:=COUNTIF([.J$2:.J$20];[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just right</text:p>
          </table:table-cell>
          <table:table-cell table:style-name="ce5" table:formula="of:=COUNTIF([.B$2:.B$20];[.A23])"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just right</text:p>
          </table:table-cell>
          <table:table-cell table:style-name="ce5" table:formula="of:=COUNTIF([.F$2:.F$20];[.E23])" office:value-type="float" office:value="17" calcext:value-type="float">
            <text:p>17</text:p>
          </table:table-cell>
          <table:table-cell table:number-columns-repeated="2"/>
          <table:table-cell table:style-name="ce5" office:value-type="string" calcext:value-type="string">
            <text:p>just right</text:p>
          </table:table-cell>
          <table:table-cell table:style-name="ce5" table:formula="of:=COUNTIF([.J$2:.J$20];[.I2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ifficult</text:p>
          </table:table-cell>
          <table:table-cell table:style-name="ce5" table:formula="of:=COUNTIF([.B$2:.B$20];[.A24])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difficult</text:p>
          </table:table-cell>
          <table:table-cell table:style-name="ce5" table:formula="of:=COUNTIF([.F$2:.F$20];[.E24])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difficult</text:p>
          </table:table-cell>
          <table:table-cell table:style-name="ce5" table:formula="of:=COUNTIF([.J$2:.J$20];[.I24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Game performance 3</text:p>
          </table:table-cell>
          <table:table-cell table:style-name="ce4" office:value-type="string" calcext:value-type="string">
            <text:p>Votes for game performance 3</text:p>
          </table:table-cell>
          <table:table-cell table:number-columns-repeated="2"/>
          <table:table-cell table:style-name="ce4" office:value-type="string" calcext:value-type="string">
            <text:p>Game performance 5</text:p>
          </table:table-cell>
          <table:table-cell table:style-name="ce4" office:value-type="string" calcext:value-type="string">
            <text:p>Votes for game performance 5</text:p>
          </table:table-cell>
          <table:table-cell table:number-columns-repeated="2"/>
          <table:table-cell table:style-name="ce4" office:value-type="string" calcext:value-type="string">
            <text:p>Game performance 7</text:p>
          </table:table-cell>
          <table:table-cell table:style-name="ce4" office:value-type="string" calcext:value-type="string">
            <text:p>Votes for game performance 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below average</text:p>
          </table:table-cell>
          <table:table-cell table:style-name="ce5" table:formula="of:=COUNTIF([.C$2:.C$20];[.A27])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below average</text:p>
          </table:table-cell>
          <table:table-cell table:style-name="ce5" table:formula="of:=COUNTIF([.G$2:.G$20];[.E27])" office:value-type="float" office:value="2" calcext:value-type="float">
            <text:p>2</text:p>
          </table:table-cell>
          <table:table-cell table:number-columns-repeated="2"/>
          <table:table-cell table:style-name="ce5" office:value-type="string" calcext:value-type="string">
            <text:p>below average</text:p>
          </table:table-cell>
          <table:table-cell table:style-name="ce5" table:formula="of:=COUNTIF([.K$2:.K$20];[.I27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verage</text:p>
          </table:table-cell>
          <table:table-cell table:style-name="ce5" table:formula="of:=COUNTIF([.C$2:.C$20];[.A28])" office:value-type="float" office:value="7" calcext:value-type="float">
            <text:p>7</text:p>
          </table:table-cell>
          <table:table-cell table:number-columns-repeated="2"/>
          <table:table-cell table:style-name="ce5" office:value-type="string" calcext:value-type="string">
            <text:p>average</text:p>
          </table:table-cell>
          <table:table-cell table:style-name="ce5" table:formula="of:=COUNTIF([.G$2:.G$20];[.E28])" office:value-type="float" office:value="9" calcext:value-type="float">
            <text:p>9</text:p>
          </table:table-cell>
          <table:table-cell table:number-columns-repeated="2"/>
          <table:table-cell table:style-name="ce5" office:value-type="string" calcext:value-type="string">
            <text:p>average</text:p>
          </table:table-cell>
          <table:table-cell table:style-name="ce5" table:formula="of:=COUNTIF([.K$2:.K$20];[.I28])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bove average</text:p>
          </table:table-cell>
          <table:table-cell table:style-name="ce5" table:formula="of:=COUNTIF([.C$2:.C$20];[.A29])" office:value-type="float" office:value="12" calcext:value-type="float">
            <text:p>12</text:p>
          </table:table-cell>
          <table:table-cell table:number-columns-repeated="2"/>
          <table:table-cell table:style-name="ce5" office:value-type="string" calcext:value-type="string">
            <text:p>above average</text:p>
          </table:table-cell>
          <table:table-cell table:style-name="ce5" table:formula="of:=COUNTIF([.G$2:.G$20];[.E29])" office:value-type="float" office:value="8" calcext:value-type="float">
            <text:p>8</text:p>
          </table:table-cell>
          <table:table-cell table:number-columns-repeated="2"/>
          <table:table-cell table:style-name="ce5" office:value-type="string" calcext:value-type="string">
            <text:p>above average</text:p>
          </table:table-cell>
          <table:table-cell table:style-name="ce5" table:formula="of:=COUNTIF([.K$2:.K$20];[.I2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Engagement 3</text:p>
          </table:table-cell>
          <table:table-cell table:style-name="ce4" office:value-type="string" calcext:value-type="string">
            <text:p>Votes for engagement 3</text:p>
          </table:table-cell>
          <table:table-cell table:number-columns-repeated="2"/>
          <table:table-cell table:style-name="ce4" office:value-type="string" calcext:value-type="string">
            <text:p>Engagement 5</text:p>
          </table:table-cell>
          <table:table-cell table:style-name="ce4" office:value-type="string" calcext:value-type="string">
            <text:p>Votes for engagement 5</text:p>
          </table:table-cell>
          <table:table-cell table:number-columns-repeated="2"/>
          <table:table-cell table:style-name="ce4" office:value-type="string" calcext:value-type="string">
            <text:p>Engagement 7</text:p>
          </table:table-cell>
          <table:table-cell table:style-name="ce4" office:value-type="string" calcext:value-type="string">
            <text:p>Votes for engagement 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not engaged</text:p>
          </table:table-cell>
          <table:table-cell table:style-name="ce5" table:formula="of:=COUNTIF([.D$2:.D$20];[.A32])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not engaged</text:p>
          </table:table-cell>
          <table:table-cell table:style-name="ce5" table:formula="of:=COUNTIF([.H$2:.H$20];[.E32])"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not engaged</text:p>
          </table:table-cell>
          <table:table-cell table:style-name="ce5" table:formula="of:=COUNTIF([.L$2:.L$20];[.I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neutral</text:p>
          </table:table-cell>
          <table:table-cell table:style-name="ce5" table:formula="of:=COUNTIF([.D$2:.D$20];[.A33])" office:value-type="float" office:value="9" calcext:value-type="float">
            <text:p>9</text:p>
          </table:table-cell>
          <table:table-cell table:number-columns-repeated="2"/>
          <table:table-cell table:style-name="ce5" office:value-type="string" calcext:value-type="string">
            <text:p>neutral</text:p>
          </table:table-cell>
          <table:table-cell table:style-name="ce5" table:formula="of:=COUNTIF([.H$2:.H$20];[.E33])"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neutral</text:p>
          </table:table-cell>
          <table:table-cell table:style-name="ce5" table:formula="of:=COUNTIF([.L$2:.L$20];[.I3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engaged</text:p>
          </table:table-cell>
          <table:table-cell table:style-name="ce5" table:formula="of:=COUNTIF([.D$2:.D$20];[.A34])" office:value-type="float" office:value="10" calcext:value-type="float">
            <text:p>10</text:p>
          </table:table-cell>
          <table:table-cell table:number-columns-repeated="2"/>
          <table:table-cell table:style-name="ce5" office:value-type="string" calcext:value-type="string">
            <text:p>engaged</text:p>
          </table:table-cell>
          <table:table-cell table:style-name="ce5" table:formula="of:=COUNTIF([.H$2:.H$20];[.E34])" office:value-type="float" office:value="15" calcext:value-type="float">
            <text:p>15</text:p>
          </table:table-cell>
          <table:table-cell table:number-columns-repeated="2"/>
          <table:table-cell table:style-name="ce5" office:value-type="string" calcext:value-type="string">
            <text:p>engaged</text:p>
          </table:table-cell>
          <table:table-cell table:style-name="ce5" table:formula="of:=COUNTIF([.L$2:.L$20];[.I34])" office:value-type="float" office:value="11" calcext:value-type="float">
            <text:p>11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7:26:22.595047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eriments" style:display-name="PageStyle_experim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4T17:52:14.340063412</dc:date>
    <meta:editing-cycles>26</meta:editing-cycles>
    <meta:editing-duration>PT1H52M54S</meta:editing-duration>
    <meta:generator>LibreOffice/6.4.7.2$Linux_X86_64 LibreOffice_project/40$Build-2</meta:generator>
    <meta:document-statistic meta:table-count="1" meta:cell-count="332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8" style:family="chart">
      <style:chart-properties chart:solid-type="cuboid">
        <chart:label-separator>
          <text:p><text:line-break/></text:p>
        </chart:label-separator>
      </style:chart-properties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24cm" svg:height="9.005cm" xlink:href=".." xlink:type="simple" chart:class="chart:bar" chart:style-name="ch1">
        <chart:legend chart:legend-position="top" svg:x="6.191cm" svg:y="0.185cm" style:legend-expansion="wide" chart:style-name="ch2"/>
        <chart:plot-area chart:style-name="ch3" table:cell-range-address="experiments.A21:experiments.B24" chart:data-source-has-labels="both" svg:x="0.32cm" svg:y="0.963cm" svg:width="15.384cm" svg:height="7.862cm">
          <chartooo:coordinate-region svg:x="0.941cm" svg:y="1.162cm" svg:width="14.763cm" svg:height="7.016cm"/>
          <chart:axis chart:dimension="x" chart:name="primary-x" chart:style-name="ch4" chartooo:axis-type="auto">
            <chartooo:date-scale/>
            <chart:categories table:cell-range-address="experiments.A22:experiments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riments.B22:experiments.B24" chart:label-cell-address="experiments.B21:experiments.B21" chart:class="chart:bar"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s for difficulty 3</text:p>
                <draw:g>
                  <svg:desc>experiments.B21:experiments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sy</text:p>
                <draw:g>
                  <svg:desc>experiments.A22:experiments.A24</svg:desc>
                </draw:g>
              </table:table-cell>
              <table:table-cell office:value-type="float" office:value="18">
                <text:p>18</text:p>
                <draw:g>
                  <svg:desc>experiments.B22:experiments.B24</svg:desc>
                </draw:g>
              </table:table-cell>
            </table:table-row>
            <table:table-row>
              <table:table-cell office:value-type="string">
                <text:p>just righ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fficult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12cm" svg:height="9.006cm" xlink:href=".." xlink:type="simple" chart:class="chart:bar" chart:style-name="ch1">
        <chart:legend chart:legend-position="top" svg:x="6.185cm" svg:y="0.185cm" style:legend-expansion="wide" chart:style-name="ch2"/>
        <chart:plot-area chart:style-name="ch3" table:cell-range-address="experiments.E21:experiments.F24" chart:data-source-has-labels="both" svg:x="0.32cm" svg:y="0.963cm" svg:width="15.372cm" svg:height="7.863cm">
          <chartooo:coordinate-region svg:x="0.941cm" svg:y="1.162cm" svg:width="14.751cm" svg:height="7.017cm"/>
          <chart:axis chart:dimension="x" chart:name="primary-x" chart:style-name="ch4" chartooo:axis-type="auto">
            <chartooo:date-scale/>
            <chart:categories table:cell-range-address="experiments.E22:experiments.E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riments.F22:experiments.F24" chart:label-cell-address="experiments.F21:experiments.F2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s for difficulty 5</text:p>
                <draw:g>
                  <svg:desc>experiments.F21:experiments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sy</text:p>
                <draw:g>
                  <svg:desc>experiments.E22:experiments.E24</svg:desc>
                </draw:g>
              </table:table-cell>
              <table:table-cell office:value-type="float" office:value="2">
                <text:p>2</text:p>
                <draw:g>
                  <svg:desc>experiments.F22:experiments.F24</svg:desc>
                </draw:g>
              </table:table-cell>
            </table:table-row>
            <table:table-row>
              <table:table-cell office:value-type="string">
                <text:p>just right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ifficult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17cm" svg:height="9.001cm" xlink:href=".." xlink:type="simple" chart:class="chart:bar" chart:style-name="ch1">
        <chart:legend chart:legend-position="top" svg:x="6.187cm" svg:y="0.185cm" style:legend-expansion="wide" chart:style-name="ch2"/>
        <chart:plot-area chart:style-name="ch3" table:cell-range-address="experiments.I21:experiments.J24" chart:data-source-has-labels="both" svg:x="0.32cm" svg:y="0.963cm" svg:width="15.377cm" svg:height="7.858cm">
          <chartooo:coordinate-region svg:x="0.941cm" svg:y="1.162cm" svg:width="14.756cm" svg:height="7.012cm"/>
          <chart:axis chart:dimension="x" chart:name="primary-x" chart:style-name="ch4" chartooo:axis-type="auto">
            <chartooo:date-scale/>
            <chart:categories table:cell-range-address="experiments.I22:experiments.I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riments.J22:experiments.J24" chart:label-cell-address="experiments.J21:experiments.J2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s for difficulty 7</text:p>
                <draw:g>
                  <svg:desc>experiments.J21:experiments.J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asy</text:p>
                <draw:g>
                  <svg:desc>experiments.I22:experiments.I24</svg:desc>
                </draw:g>
              </table:table-cell>
              <table:table-cell office:value-type="float" office:value="0">
                <text:p>0</text:p>
                <draw:g>
                  <svg:desc>experiments.J22:experiments.J24</svg:desc>
                </draw:g>
              </table:table-cell>
            </table:table-row>
            <table:table-row>
              <table:table-cell office:value-type="string">
                <text:p>just righ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fficult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13cm" svg:height="9.006cm" xlink:href=".." xlink:type="simple" chart:class="chart:bar" chart:style-name="ch1">
        <chart:legend chart:legend-position="top" svg:x="5.405cm" svg:y="0.185cm" style:legend-expansion="wide" chart:style-name="ch2"/>
        <chart:plot-area chart:style-name="ch3" table:cell-range-address="experiments.A26:experiments.B29" chart:data-source-has-labels="both" svg:x="0.32cm" svg:y="0.963cm" svg:width="15.373cm" svg:height="7.863cm">
          <chartooo:coordinate-region svg:x="0.941cm" svg:y="1.162cm" svg:width="14.752cm" svg:height="7.017cm"/>
          <chart:axis chart:dimension="x" chart:name="primary-x" chart:style-name="ch4" chartooo:axis-type="auto">
            <chartooo:date-scale/>
            <chart:categories table:cell-range-address="experiments.A27:experiments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riments.B27:experiments.B29" chart:label-cell-address="experiments.B26:experiments.B2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s for game performance 3</text:p>
                <draw:g>
                  <svg:desc>experiments.B26:experiments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ow average</text:p>
                <draw:g>
                  <svg:desc>experiments.A27:experiments.A29</svg:desc>
                </draw:g>
              </table:table-cell>
              <table:table-cell office:value-type="float" office:value="0">
                <text:p>0</text:p>
                <draw:g>
                  <svg:desc>experiments.B27:experiments.B29</svg:desc>
                </draw:g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bove average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bar" chart:style-name="ch1">
        <chart:legend chart:legend-position="top" svg:x="5.398cm" svg:y="0.185cm" style:legend-expansion="wide" chart:style-name="ch2"/>
        <chart:plot-area chart:style-name="ch3" table:cell-range-address="experiments.E26:experiments.F29" chart:data-source-has-labels="both" svg:x="0.319cm" svg:y="0.963cm" svg:width="15.361cm" svg:height="7.862cm">
          <chartooo:coordinate-region svg:x="0.94cm" svg:y="1.162cm" svg:width="14.74cm" svg:height="7.016cm"/>
          <chart:axis chart:dimension="x" chart:name="primary-x" chart:style-name="ch4" chartooo:axis-type="auto">
            <chartooo:date-scale/>
            <chart:categories table:cell-range-address="experiments.E27:experiments.E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riments.F27:experiments.F29" chart:label-cell-address="experiments.F26:experiments.F2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s for game performance 5</text:p>
                <draw:g>
                  <svg:desc>experiments.F26:experiments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ow average</text:p>
                <draw:g>
                  <svg:desc>experiments.E27:experiments.E29</svg:desc>
                </draw:g>
              </table:table-cell>
              <table:table-cell office:value-type="float" office:value="2">
                <text:p>2</text:p>
                <draw:g>
                  <svg:desc>experiments.F27:experiments.F29</svg:desc>
                </draw:g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bove average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27cm" svg:height="9.004cm" xlink:href=".." xlink:type="simple" chart:class="chart:bar" chart:style-name="ch1">
        <chart:legend chart:legend-position="top" svg:x="5.412cm" svg:y="0.185cm" style:legend-expansion="wide" chart:style-name="ch2"/>
        <chart:plot-area chart:style-name="ch3" table:cell-range-address="experiments.I26:experiments.J29" chart:data-source-has-labels="both" svg:x="0.32cm" svg:y="0.963cm" svg:width="15.387cm" svg:height="7.861cm">
          <chartooo:coordinate-region svg:x="0.941cm" svg:y="1.162cm" svg:width="14.766cm" svg:height="7.015cm"/>
          <chart:axis chart:dimension="x" chart:name="primary-x" chart:style-name="ch4" chartooo:axis-type="auto">
            <chartooo:date-scale/>
            <chart:categories table:cell-range-address="experiments.I27:experiments.I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riments.J27:experiments.J29" chart:label-cell-address="experiments.J26:experiments.J2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s for game performance 7</text:p>
                <draw:g>
                  <svg:desc>experiments.J26:experiments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ow average</text:p>
                <draw:g>
                  <svg:desc>experiments.I27:experiments.I29</svg:desc>
                </draw:g>
              </table:table-cell>
              <table:table-cell office:value-type="float" office:value="6">
                <text:p>6</text:p>
                <draw:g>
                  <svg:desc>experiments.J27:experiments.J29</svg:desc>
                </draw:g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bove averag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15cm" svg:height="9.005cm" xlink:href=".." xlink:type="simple" chart:class="chart:bar" chart:style-name="ch1">
        <chart:legend chart:legend-position="top" svg:x="5.895cm" svg:y="0.185cm" style:legend-expansion="wide" chart:style-name="ch2"/>
        <chart:plot-area chart:style-name="ch3" table:cell-range-address="experiments.A31:experiments.B34" chart:data-source-has-labels="both" svg:x="0.32cm" svg:y="0.963cm" svg:width="15.375cm" svg:height="7.862cm">
          <chartooo:coordinate-region svg:x="0.941cm" svg:y="1.162cm" svg:width="14.754cm" svg:height="7.016cm"/>
          <chart:axis chart:dimension="x" chart:name="primary-x" chart:style-name="ch4" chartooo:axis-type="auto">
            <chartooo:date-scale/>
            <chart:categories table:cell-range-address="experiments.A32:experiments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riments.B32:experiments.B34" chart:label-cell-address="experiments.B31:experiments.B3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s for engagement 3</text:p>
                <draw:g>
                  <svg:desc>experiments.B31:experiments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 engaged</text:p>
                <draw:g>
                  <svg:desc>experiments.A32:experiments.A34</svg:desc>
                </draw:g>
              </table:table-cell>
              <table:table-cell office:value-type="float" office:value="0">
                <text:p>0</text:p>
                <draw:g>
                  <svg:desc>experiments.B32:experiments.B34</svg:desc>
                </draw:g>
              </table:table-cell>
            </table:table-row>
            <table:table-row>
              <table:table-cell office:value-type="string">
                <text:p>neutra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gaged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09cm" svg:height="9.006cm" xlink:href=".." xlink:type="simple" chart:class="chart:bar" chart:style-name="ch1">
        <chart:legend chart:legend-position="top" svg:x="5.892cm" svg:y="0.185cm" style:legend-expansion="wide" chart:style-name="ch2"/>
        <chart:plot-area chart:style-name="ch3" table:cell-range-address="experiments.E31:experiments.F34" chart:data-source-has-labels="both" svg:x="0.32cm" svg:y="0.963cm" svg:width="15.369cm" svg:height="7.863cm">
          <chartooo:coordinate-region svg:x="0.941cm" svg:y="1.162cm" svg:width="14.748cm" svg:height="7.017cm"/>
          <chart:axis chart:dimension="x" chart:name="primary-x" chart:style-name="ch4" chartooo:axis-type="auto">
            <chartooo:date-scale/>
            <chart:categories table:cell-range-address="experiments.E32:experiments.E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riments.F32:experiments.F34" chart:label-cell-address="experiments.F31:experiments.F3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s for engagement 5</text:p>
                <draw:g>
                  <svg:desc>experiments.F31:experiments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 engaged</text:p>
                <draw:g>
                  <svg:desc>experiments.E32:experiments.E34</svg:desc>
                </draw:g>
              </table:table-cell>
              <table:table-cell office:value-type="float" office:value="0">
                <text:p>0</text:p>
                <draw:g>
                  <svg:desc>experiments.F32:experiments.F34</svg:desc>
                </draw:g>
              </table:table-cell>
            </table:table-row>
            <table:table-row>
              <table:table-cell office:value-type="string">
                <text:p>neutra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ngaged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d3d3d"/>
    </style:style>
    <style:style style:name="ch2" style:family="chart">
      <style:chart-properties chart:auto-position="true"/>
      <style:graphic-properties draw:stroke="none" svg:stroke-color="#3d3d3d" draw:fill="none" draw:fill-color="#000000"/>
      <style:text-properties fo:color="#3d3d3d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d3d3d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3d3d3d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6.034cm" svg:height="9.006cm" xlink:href=".." xlink:type="simple" chart:class="chart:bar" chart:style-name="ch1">
        <chart:legend chart:legend-position="top" svg:x="5.905cm" svg:y="0.185cm" style:legend-expansion="wide" chart:style-name="ch2"/>
        <chart:plot-area chart:style-name="ch3" table:cell-range-address="experiments.I31:experiments.J34" chart:data-source-has-labels="both" svg:x="0.32cm" svg:y="0.963cm" svg:width="15.394cm" svg:height="7.863cm">
          <chartooo:coordinate-region svg:x="0.941cm" svg:y="1.162cm" svg:width="14.773cm" svg:height="7.017cm"/>
          <chart:axis chart:dimension="x" chart:name="primary-x" chart:style-name="ch4" chartooo:axis-type="auto">
            <chartooo:date-scale/>
            <chart:categories table:cell-range-address="experiments.I32:experiments.I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xperiments.J32:experiments.J34" chart:label-cell-address="experiments.J31:experiments.J3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s for engagement 7</text:p>
                <draw:g>
                  <svg:desc>experiments.J31:experiments.J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 engaged</text:p>
                <draw:g>
                  <svg:desc>experiments.I32:experiments.I34</svg:desc>
                </draw:g>
              </table:table-cell>
              <table:table-cell office:value-type="float" office:value="3">
                <text:p>3</text:p>
                <draw:g>
                  <svg:desc>experiments.J32:experiments.J34</svg:desc>
                </draw:g>
              </table:table-cell>
            </table:table-row>
            <table:table-row>
              <table:table-cell office:value-type="string">
                <text:p>neutral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ngaged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